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c97fd" officeooo:paragraph-rsid="001c97fd"/>
    </style:style>
    <style:style style:name="P2" style:family="paragraph" style:parent-style-name="Standard">
      <style:text-properties officeooo:rsid="00162ba8" officeooo:paragraph-rsid="00162ba8"/>
    </style:style>
    <style:style style:name="P3" style:family="paragraph" style:parent-style-name="Standard">
      <style:text-properties officeooo:rsid="001c2e21" officeooo:paragraph-rsid="001c2e21"/>
    </style:style>
    <style:style style:name="P4" style:family="paragraph" style:parent-style-name="Standard">
      <style:text-properties officeooo:rsid="001e3d9a" officeooo:paragraph-rsid="001e3d9a"/>
    </style:style>
    <style:style style:name="P5" style:family="paragraph" style:parent-style-name="Standard">
      <style:text-properties officeooo:rsid="001eccc7" officeooo:paragraph-rsid="001eccc7"/>
    </style:style>
    <style:style style:name="P6" style:family="paragraph" style:parent-style-name="Standard">
      <style:text-properties officeooo:rsid="001f27c2" officeooo:paragraph-rsid="001f27c2"/>
    </style:style>
    <style:style style:name="P7" style:family="paragraph" style:parent-style-name="Standard">
      <style:text-properties officeooo:rsid="001ebeac" officeooo:paragraph-rsid="001ebeac"/>
    </style:style>
    <style:style style:name="P8" style:family="paragraph" style:parent-style-name="Standard" style:list-style-name="L1">
      <style:text-properties officeooo:rsid="001f27c2" officeooo:paragraph-rsid="001c97fd"/>
    </style:style>
    <style:style style:name="P9" style:family="paragraph" style:parent-style-name="Standard" style:list-style-name="L1">
      <style:text-properties officeooo:rsid="001e3d9a" officeooo:paragraph-rsid="001c97fd"/>
    </style:style>
    <style:style style:name="P10" style:family="paragraph" style:parent-style-name="Standard" style:list-style-name="L1">
      <style:text-properties officeooo:rsid="001a1d3a" officeooo:paragraph-rsid="001a1d3a"/>
    </style:style>
    <style:style style:name="P11" style:family="paragraph" style:parent-style-name="Standard" style:list-style-name="L4">
      <style:text-properties officeooo:rsid="001a1d3a" officeooo:paragraph-rsid="001a1d3a"/>
    </style:style>
    <style:style style:name="P12" style:family="paragraph" style:parent-style-name="Standard" style:list-style-name="L1">
      <style:text-properties officeooo:rsid="001d044d" officeooo:paragraph-rsid="001d044d"/>
    </style:style>
    <style:style style:name="P13" style:family="paragraph" style:parent-style-name="Standard" style:list-style-name="L3">
      <style:text-properties officeooo:rsid="001d044d" officeooo:paragraph-rsid="001d044d"/>
    </style:style>
    <style:style style:name="P14" style:family="paragraph" style:parent-style-name="Standard" style:list-style-name="L1">
      <style:text-properties officeooo:rsid="001c2e21" officeooo:paragraph-rsid="001c2e21"/>
    </style:style>
    <style:style style:name="P15" style:family="paragraph" style:parent-style-name="Standard" style:list-style-name="L1">
      <style:text-properties officeooo:rsid="001ebeac" officeooo:paragraph-rsid="001ebeac"/>
    </style:style>
    <style:style style:name="P16" style:family="paragraph" style:parent-style-name="Standard" style:list-style-name="L2">
      <style:text-properties officeooo:rsid="001ebeac" officeooo:paragraph-rsid="001ebeac"/>
    </style:style>
    <style:style style:name="P17" style:family="paragraph" style:parent-style-name="Standard" style:list-style-name="L3">
      <style:text-properties officeooo:rsid="001ebeac" officeooo:paragraph-rsid="001ebeac"/>
    </style:style>
    <style:style style:name="P18" style:family="paragraph" style:parent-style-name="Standard" style:list-style-name="L2">
      <style:text-properties officeooo:rsid="001f2d3a" officeooo:paragraph-rsid="001e3d9a"/>
    </style:style>
    <style:style style:name="P19" style:family="paragraph" style:parent-style-name="Standard" style:list-style-name="L3">
      <style:text-properties officeooo:rsid="001eccc7" officeooo:paragraph-rsid="001eccc7"/>
    </style:style>
    <style:style style:name="P20" style:family="paragraph" style:parent-style-name="Standard" style:list-style-name="L4">
      <style:text-properties officeooo:rsid="00162ba8" officeooo:paragraph-rsid="00162ba8"/>
    </style:style>
    <style:style style:name="P21" style:family="paragraph" style:parent-style-name="Standard" style:list-style-name="L4">
      <style:text-properties officeooo:rsid="0017d438" officeooo:paragraph-rsid="0017d438"/>
    </style:style>
    <style:style style:name="P22" style:family="paragraph" style:parent-style-name="Standard" style:list-style-name="L4">
      <style:text-properties officeooo:rsid="0018b09d" officeooo:paragraph-rsid="0018b09d"/>
    </style:style>
    <style:style style:name="T1" style:family="text">
      <style:text-properties officeooo:rsid="001f27c2"/>
    </style:style>
    <style:style style:name="T2" style:family="text">
      <style:text-properties officeooo:rsid="001eccc7"/>
    </style:style>
    <style:style style:name="T3" style:family="text">
      <style:text-properties officeooo:rsid="001ffaa0"/>
    </style:style>
    <style:style style:name="T4" style:family="text">
      <style:text-properties officeooo:rsid="0017d438"/>
    </style:style>
    <style:style style:name="T5" style:family="text">
      <style:text-properties officeooo:rsid="0018b09d"/>
    </style:style>
    <style:style style:name="T6" style:family="text">
      <style:text-properties officeooo:rsid="001c2e21"/>
    </style:style>
    <style:style style:name="T7" style:family="text">
      <style:text-properties officeooo:rsid="001d044d"/>
    </style:style>
    <style:style style:name="T8" style:family="text">
      <style:text-properties officeooo:rsid="001d386a"/>
    </style:style>
    <style:style style:name="T9" style:family="text">
      <style:text-properties officeooo:rsid="001ebeac"/>
    </style:style>
    <style:style style:name="T10" style:family="text">
      <style:text-properties officeooo:rsid="00215b49"/>
    </style:style>
    <style:style style:name="T11" style:family="text">
      <style:text-properties officeooo:rsid="0022eee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Мои мечты</text:p>
      <text:p text:style-name="P1">путешествовать</text:p>
      <text:list xml:id="list1159609878" text:style-name="L1">
        <text:list-item>
          <text:p text:style-name="P8">вообще чтобы путешествия были второй по важности сферой моей жизни помимо научных исследований</text:p>
        </text:list-item>
        <text:list-item>
          <text:p text:style-name="P9">Юго-Восточная Азия</text:p>
        </text:list-item>
        <text:list-item>
          <text:p text:style-name="P9">Великобритания</text:p>
        </text:list-item>
        <text:list-item>
          <text:p text:style-name="P9">прожить месяц буддийским монахом</text:p>
        </text:list-item>
        <text:list-item>
          <text:p text:style-name="P10">побывать в джунглях</text:p>
        </text:list-item>
        <text:list-item>
          <text:p text:style-name="P10">взойти на гору <text:span text:style-name="T7">(https://www.mountkilimanjaroguide.com/)</text:span></text:p>
        </text:list-item>
        <text:list-item>
          <text:p text:style-name="P10">побывать в Африке, в Се<text:span text:style-name="T6">вер</text:span>ной Америке, в Южной Америке</text:p>
        </text:list-item>
        <text:list-item>
          <text:p text:style-name="P12">буддийское паломничество по Индии, Тибету, Непалу</text:p>
        </text:list-item>
        <text:list-item>
          <text:p text:style-name="P14">пожить хотя бы 2 недели в хотя бы 20 городах (Иерусалим, Дублин, Калькутта, <text:span text:style-name="T9">Сингапур, Гонконг,</text:span> юв-азия)</text:p>
        </text:list-item>
        <text:list-item>
          <text:p text:style-name="P12">поговорить с хотя бы одним раввином, муфтием, католическим священником, буддийским монахом</text:p>
        </text:list-item>
        <text:list-item>
          <text:p text:style-name="P15">провести ночь под открытым небом</text:p>
        </text:list-item>
        <text:list-item>
          <text:p text:style-name="P15">провести ночь в пустыне</text:p>
        </text:list-item>
        <text:list-item>
          <text:p text:style-name="P15">провести ночь в джунглях</text:p>
        </text:list-item>
        <text:list-item>
          <text:p text:style-name="P15">попробовать жареных насекомых</text:p>
        </text:list-item>
      </text:list>
      <text:p text:style-name="P1"><text:tab/></text:p>
      <text:p text:style-name="P3">прожить большую часть жизни не в России</text:p>
      <text:p text:style-name="P4">жить отдельно от мамы</text:p>
      <text:p text:style-name="P4">иметь 10 близких друзей</text:p>
      <text:p text:style-name="P4">умереть по собственному желанию</text:p>
      <text:p text:style-name="P3">дожить хотя бы до следующего века</text:p>
      <text:p text:style-name="P4">стать Просветленным</text:p>
      <text:p text:style-name="P4">читать хотя бы 50 книг каждый год</text:p>
      <text:list xml:id="list642248940" text:style-name="L2">
        <text:list-item>
          <text:p text:style-name="P18">прочитать все романы Пелевина</text:p>
        </text:list-item>
        <text:list-item>
          <text:p text:style-name="P18">все цепочки Элиезера</text:p>
        </text:list-item>
        <text:list-item>
          <text:p text:style-name="P16">ГЭБ</text:p>
        </text:list-item>
      </text:list>
      <text:p text:style-name="P1">попробовать ЛСД, ДМТ, 5-мео-ДМТ, грибы, <text:span text:style-name="T8">аяуаску</text:span></text:p>
      <text:p text:style-name="P1"><text:span text:style-name="T2">понять структуру сознания - </text:span>сформулировать на математическом языке свойство информационной системы обладать сознанием</text:p>
      <text:p text:style-name="P5">понять структуру реальности</text:p>
      <text:p text:style-name="P5">стать экспертом в области</text:p>
      <text:list xml:id="list414769587" text:style-name="L3">
        <text:list-item>
          <text:p text:style-name="P19">нейронаук <text:span text:style-name="T1">(в т ч когнитивных нейронаук, вычислительных нейронаук)</text:span></text:p>
        </text:list-item>
        <text:list-item>
          <text:p text:style-name="P19">эволюционной психологии</text:p>
        </text:list-item>
        <text:list-item>
          <text:p text:style-name="P19">эволюционной биологии</text:p>
        </text:list-item>
        <text:list-item>
          <text:p text:style-name="P17">биоинформатики</text:p>
        </text:list-item>
        <text:list-item>
          <text:p text:style-name="P19">квантовых вычислениях</text:p>
        </text:list-item>
        <text:list-item>
          <text:p text:style-name="P19">трендах развития человечества</text:p>
        </text:list-item>
        <text:list-item>
          <text:p text:style-name="P13">искусственного интеллекта</text:p>
        </text:list-item>
        <text:list-item>
          <text:p text:style-name="P13">астрофизики</text:p>
        </text:list-item>
      </text:list>
      <text:p text:style-name="P6">чтобы мои научные труды произвели революцию в понимании структуры сознания и реальности</text:p>
      <text:p text:style-name="P7">написать хотя бы 10 книг и хотя бы 100 статей</text:p>
      <text:p text:style-name="P1">иметь свою квартиру <text:span text:style-name="T7">не в России</text:span></text:p>
      <text:p text:style-name="P1">иметь большую крепкую семью</text:p>
      <text:p text:style-name="P1"><text:tab/>иметь жену</text:p>
      <text:p text:style-name="P1"><text:tab/>иметь детей</text:p>
      <text:p text:style-name="P1"><text:tab/>чтобы дети тоже вступили в брак и имели детей, <text:span text:style-name="T3">но я не стану на этом настаивать</text:span></text:p>
      <text:p text:style-name="P1"><text:tab/>и чтобы мы все регулярно собирались в большом доме и общались</text:p>
      <text:p text:style-name="P3"><text:soft-page-break/>всегда иметь хотя бы эквивалент 1000000 рублей на банковских счетах</text:p>
      <text:p text:style-name="P3">улететь на Марс</text:p>
      <text:p text:style-name="P3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Мои внутренние ценности</text:p>
      <text:list xml:id="list2797834149" text:style-name="L4">
        <text:list-item>
          <text:p text:style-name="P20">ясность мышления – способность превратить любую свою мысль в ожидаемые наблюдения или не-наблюдения с эпистемически корректной уверенностью</text:p>
        </text:list-item>
        <text:list-item>
          <text:p text:style-name="P20">корректность <text:span text:style-name="T4">и полнота </text:span>картины мира – <text:span text:style-name="T10">возможность строить свои убеждения на неискаженных результатах наблюдений, а также разнообразие областей, в которых имеются знания</text:span></text:p>
        </text:list-item>
        <text:list-item>
          <text:p text:style-name="P20">глубокие <text:span text:style-name="T4">крепкие</text:span> социальные связи – <text:span text:style-name="T4">ценные для всех участников долгосрочные взаимодействия, основанные на внимании к чувствам и потребностям участников</text:span></text:p>
        </text:list-item>
        <text:list-item>
          <text:p text:style-name="P20">кооперация – совместная деятельность людей, направленная на достижение общих целей</text:p>
        </text:list-item>
        <text:list-item>
          <text:p text:style-name="P20">здоровье</text:p>
        </text:list-item>
        <text:list-item>
          <text:p text:style-name="P20">жизнь <text:span text:style-name="T5">существа, обладающего сознанием, в той степени, в которой оно им обладает</text:span></text:p>
        </text:list-item>
        <text:list-item>
          <text:p text:style-name="P20">справедливость и честность</text:p>
        </text:list-item>
        <text:list-item>
          <text:p text:style-name="P20">учеба – обретение навыков для изменения мира</text:p>
        </text:list-item>
        <text:list-item>
          <text:p text:style-name="P20">прогресс – решение проблем, <text:span text:style-name="T4">приведение мира в большее соответствие со своими ценностями</text:span></text:p>
        </text:list-item>
        <text:list-item>
          <text:p text:style-name="P20">отсутствие больших страданий</text:p>
        </text:list-item>
        <text:list-item>
          <text:p text:style-name="P21">автономность – возможность проявлять агентность</text:p>
        </text:list-item>
        <text:list-item>
          <text:p text:style-name="P21">равноправие – ко всем применяются одни и те же законодательные нормы</text:p>
        </text:list-item>
        <text:list-item>
          <text:p text:style-name="P21">ненасилие – умение видеть во всем, что делают люди, базовые чувства и потребности, универсальные для всех, и взаимодействовать на этом уровне</text:p>
        </text:list-item>
        <text:list-item>
          <text:p text:style-name="P22">биоразнообразие – <text:span text:style-name="T11">мир, где много животных, но мало видов животных, хуже, чем мир, в котором немного меньше животных, но больше видов</text:span></text:p>
        </text:list-item>
        <text:list-item>
          <text:p text:style-name="P22">разнообразие испытываемого опыта</text:p>
        </text:list-item>
        <text:list-item>
          <text:p text:style-name="P22">творческая деятельность – <text:span text:style-name="T11">возможность и умение понимать чужие идеи, находить между ними связи и создавать свои идеи</text:span></text:p>
        </text:list-item>
        <text:list-item>
          <text:p text:style-name="P11">позитивный опыт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4T08:10:57.191181726</meta:creation-date>
    <dc:date>2020-06-17T19:35:41.299508954</dc:date>
    <meta:editing-duration>PT5H33M30S</meta:editing-duration>
    <meta:editing-cycles>5</meta:editing-cycles>
    <meta:generator>LibreOffice/6.0.7.3$Linux_X86_64 LibreOffice_project/00m0$Build-3</meta:generator>
    <meta:document-statistic meta:table-count="0" meta:image-count="0" meta:object-count="0" meta:page-count="2" meta:paragraph-count="67" meta:word-count="473" meta:character-count="3225" meta:non-whitespace-character-count="2844"/>
  </office:meta>
</office:document-meta>
</file>